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1cc936" officeooo:paragraph-rsid="001cc936"/>
    </style:style>
    <style:style style:name="P2" style:family="paragraph" style:parent-style-name="Text_20_body">
      <style:paragraph-properties fo:text-align="start" style:justify-single-word="false"/>
      <style:text-properties officeooo:rsid="001df3c2" officeooo:paragraph-rsid="001df3c2"/>
    </style:style>
    <style:style style:name="P3" style:family="paragraph" style:parent-style-name="Text_20_body">
      <style:paragraph-properties fo:text-align="start" style:justify-single-word="false"/>
      <style:text-properties officeooo:rsid="001b26de" officeooo:paragraph-rsid="001b26d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82ffcb"/>
    </style:style>
    <style:style style:name="P6" style:family="paragraph" style:parent-style-name="Text_20_body">
      <style:paragraph-properties fo:text-align="start" style:justify-single-word="false"/>
      <style:text-properties fo:font-weight="bold" officeooo:rsid="001df3c2" officeooo:paragraph-rsid="001df3c2" style:font-weight-asian="bold" style:font-weight-complex="bold"/>
    </style:style>
    <style:style style:name="P7" style:family="paragraph" style:parent-style-name="Text_20_body">
      <style:text-properties fo:font-weight="bold" officeooo:rsid="0095d130" officeooo:paragraph-rsid="0095d130" style:font-weight-asian="bold" style:font-weight-complex="bold"/>
    </style:style>
    <style:style style:name="P8" style:family="paragraph" style:parent-style-name="Text_20_body">
      <style:text-properties fo:font-weight="bold" officeooo:rsid="009fd38c" officeooo:paragraph-rsid="009fd38c" style:font-weight-asian="bold" style:font-weight-complex="bold"/>
    </style:style>
    <style:style style:name="P9" style:family="paragraph" style:parent-style-name="Text_20_body">
      <style:text-properties fo:font-weight="bold" officeooo:rsid="00a004c5" officeooo:paragraph-rsid="00a004c5" style:font-weight-asian="bold" style:font-weight-complex="bold"/>
    </style:style>
    <style:style style:name="P10" style:family="paragraph" style:parent-style-name="Text_20_body">
      <style:text-properties fo:font-weight="bold" officeooo:rsid="00a18bde" officeooo:paragraph-rsid="00a18bde" style:font-weight-asian="bold" style:font-weight-complex="bold"/>
    </style:style>
    <style:style style:name="P11" style:family="paragraph" style:parent-style-name="Text_20_body">
      <style:paragraph-properties fo:text-align="start" style:justify-single-word="false"/>
      <style:text-properties officeooo:rsid="0023ed57" officeooo:paragraph-rsid="0023ed57"/>
    </style:style>
    <style:style style:name="P12" style:family="paragraph" style:parent-style-name="Text_20_body">
      <style:text-properties officeooo:paragraph-rsid="00286118"/>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text-properties fo:font-weight="normal" officeooo:rsid="0023ed57" officeooo:paragraph-rsid="0023ed57" style:font-weight-asian="normal" style:font-weight-complex="normal"/>
    </style:style>
    <style:style style:name="P15" style:family="paragraph" style:parent-style-name="Text_20_body">
      <style:text-properties fo:font-weight="normal" officeooo:paragraph-rsid="00286118" style:font-weight-asian="normal" style:font-weight-complex="normal"/>
    </style:style>
    <style:style style:name="P16" style:family="paragraph" style:parent-style-name="Text_20_body">
      <style:text-properties fo:font-weight="normal" officeooo:rsid="00311c07" officeooo:paragraph-rsid="00286118" style:font-weight-asian="normal" style:font-weight-complex="normal"/>
    </style:style>
    <style:style style:name="P17" style:family="paragraph" style:parent-style-name="Text_20_body">
      <style:text-properties fo:font-weight="normal" officeooo:rsid="00311c07" officeooo:paragraph-rsid="0037f010" style:font-weight-asian="normal" style:font-weight-complex="normal"/>
    </style:style>
    <style:style style:name="P18" style:family="paragraph" style:parent-style-name="Text_20_body">
      <style:text-properties fo:font-weight="normal" officeooo:rsid="00311c07" officeooo:paragraph-rsid="0045fd4b" style:font-weight-asian="normal" style:font-weight-complex="normal"/>
    </style:style>
    <style:style style:name="P19" style:family="paragraph" style:parent-style-name="Text_20_body">
      <style:text-properties fo:font-weight="normal" officeooo:rsid="003528f6" style:font-weight-asian="normal" style:font-weight-complex="normal"/>
    </style:style>
    <style:style style:name="P20" style:family="paragraph" style:parent-style-name="Text_20_body">
      <style:text-properties fo:font-weight="normal" officeooo:rsid="0046f61c" officeooo:paragraph-rsid="0046f61c" style:font-weight-asian="normal" style:font-weight-complex="normal"/>
    </style:style>
    <style:style style:name="P21" style:family="paragraph" style:parent-style-name="Text_20_body">
      <style:text-properties fo:font-weight="normal" officeooo:rsid="00866975" officeooo:paragraph-rsid="00866975" style:font-weight-asian="normal" style:font-weight-complex="normal"/>
    </style:style>
    <style:style style:name="P22" style:family="paragraph" style:parent-style-name="Text_20_body">
      <style:text-properties fo:font-weight="normal" officeooo:rsid="0082ffcb" officeooo:paragraph-rsid="0082ffcb" style:font-weight-asian="normal" style:font-weight-complex="normal"/>
    </style:style>
    <style:style style:name="P23" style:family="paragraph" style:parent-style-name="Text_20_body">
      <style:text-properties fo:font-weight="normal" officeooo:rsid="008b81e6" officeooo:paragraph-rsid="008b81e6" style:font-weight-asian="normal" style:font-weight-complex="normal"/>
    </style:style>
    <style:style style:name="P24" style:family="paragraph" style:parent-style-name="Text_20_body">
      <style:text-properties fo:font-weight="normal" officeooo:rsid="00902163" officeooo:paragraph-rsid="00902163" style:font-weight-asian="normal" style:font-weight-complex="normal"/>
    </style:style>
    <style:style style:name="P25" style:family="paragraph" style:parent-style-name="Text_20_body">
      <style:text-properties fo:font-weight="normal" officeooo:paragraph-rsid="009208d8" style:font-weight-asian="normal" style:font-weight-complex="normal"/>
    </style:style>
    <style:style style:name="P26" style:family="paragraph" style:parent-style-name="Text_20_body">
      <style:text-properties fo:font-weight="normal" officeooo:paragraph-rsid="00942976" style:font-weight-asian="normal" style:font-weight-complex="normal"/>
    </style:style>
    <style:style style:name="P27" style:family="paragraph" style:parent-style-name="Text_20_body">
      <style:text-properties fo:font-weight="normal" officeooo:rsid="0094f290" officeooo:paragraph-rsid="0094f290" style:font-weight-asian="normal" style:font-weight-complex="normal"/>
    </style:style>
    <style:style style:name="P28" style:family="paragraph" style:parent-style-name="Text_20_body">
      <style:text-properties fo:font-weight="normal" officeooo:rsid="0095d130" officeooo:paragraph-rsid="0095d130" style:font-weight-asian="normal" style:font-weight-complex="normal"/>
    </style:style>
    <style:style style:name="P29" style:family="paragraph" style:parent-style-name="Text_20_body">
      <style:text-properties fo:font-weight="normal" officeooo:rsid="009208d8" officeooo:paragraph-rsid="0094f290" style:font-weight-asian="normal" style:font-weight-complex="normal"/>
    </style:style>
    <style:style style:name="P30" style:family="paragraph" style:parent-style-name="Text_20_body">
      <style:paragraph-properties fo:text-align="start" style:justify-single-word="false"/>
      <style:text-properties fo:font-style="italic" fo:font-weight="normal" officeooo:rsid="0023ed57" officeooo:paragraph-rsid="0023ed57" style:font-style-asian="italic" style:font-weight-asian="normal" style:font-style-complex="italic" style:font-weight-complex="normal"/>
    </style:style>
    <style:style style:name="P31" style:family="paragraph" style:parent-style-name="Text_20_body">
      <style:text-properties officeooo:rsid="004b2645" officeooo:paragraph-rsid="004b2645"/>
    </style:style>
    <style:style style:name="P32" style:family="paragraph" style:parent-style-name="Text_20_body">
      <style:text-properties officeooo:paragraph-rsid="00526e95"/>
    </style:style>
    <style:style style:name="P33" style:family="paragraph" style:parent-style-name="Text_20_body">
      <style:text-properties officeooo:rsid="0053d7aa" officeooo:paragraph-rsid="0053d7aa"/>
    </style:style>
    <style:style style:name="P34" style:family="paragraph" style:parent-style-name="Text_20_body">
      <style:paragraph-properties fo:text-align="start" style:justify-single-word="false"/>
      <style:text-properties officeooo:rsid="006cec84" officeooo:paragraph-rsid="006cec84"/>
    </style:style>
    <style:style style:name="P35" style:family="paragraph" style:parent-style-name="Text_20_body">
      <style:text-properties officeooo:rsid="006dfd59" officeooo:paragraph-rsid="006dfd59"/>
    </style:style>
    <style:style style:name="P36" style:family="paragraph" style:parent-style-name="Text_20_body">
      <style:text-properties officeooo:rsid="006dfd59" officeooo:paragraph-rsid="006f7f74"/>
    </style:style>
    <style:style style:name="P37" style:family="paragraph" style:parent-style-name="Text_20_body">
      <style:text-properties officeooo:paragraph-rsid="006dfd59"/>
    </style:style>
    <style:style style:name="P38" style:family="paragraph" style:parent-style-name="Text_20_body">
      <style:text-properties officeooo:rsid="00709e25" officeooo:paragraph-rsid="00709e25"/>
    </style:style>
    <style:style style:name="P39" style:family="paragraph" style:parent-style-name="Text_20_body">
      <style:text-properties officeooo:rsid="0073822f" officeooo:paragraph-rsid="0073822f"/>
    </style:style>
    <style:style style:name="P40" style:family="paragraph" style:parent-style-name="Text_20_body">
      <style:text-properties officeooo:rsid="0074341a" officeooo:paragraph-rsid="0074341a"/>
    </style:style>
    <style:style style:name="P41" style:family="paragraph" style:parent-style-name="Text_20_body">
      <style:text-properties officeooo:paragraph-rsid="0074341a"/>
    </style:style>
    <style:style style:name="P42" style:family="paragraph" style:parent-style-name="Text_20_body">
      <style:text-properties officeooo:rsid="0075c5f3" officeooo:paragraph-rsid="0075c5f3"/>
    </style:style>
    <style:style style:name="P43" style:family="paragraph" style:parent-style-name="Text_20_body">
      <style:text-properties officeooo:rsid="0079a229" officeooo:paragraph-rsid="0079a229"/>
    </style:style>
    <style:style style:name="P44" style:family="paragraph" style:parent-style-name="Text_20_body">
      <style:text-properties officeooo:rsid="007a2088" officeooo:paragraph-rsid="007a2088"/>
    </style:style>
    <style:style style:name="P45" style:family="paragraph" style:parent-style-name="Text_20_body">
      <style:text-properties officeooo:paragraph-rsid="007c63c8"/>
    </style:style>
    <style:style style:name="P46" style:family="paragraph" style:parent-style-name="Text_20_body">
      <style:text-properties officeooo:rsid="007e331f" officeooo:paragraph-rsid="007e331f"/>
    </style:style>
    <style:style style:name="P47" style:family="paragraph" style:parent-style-name="Text_20_body">
      <style:text-properties officeooo:rsid="006f7f74" officeooo:paragraph-rsid="006f7f74"/>
    </style:style>
    <style:style style:name="P48" style:family="paragraph" style:parent-style-name="Text_20_body">
      <style:text-properties officeooo:rsid="007b75a7" officeooo:paragraph-rsid="007b75a7"/>
    </style:style>
    <style:style style:name="P49" style:family="paragraph" style:parent-style-name="Text_20_body">
      <style:text-properties officeooo:rsid="0090ff6b"/>
    </style:style>
    <style:style style:name="P50" style:family="paragraph" style:parent-style-name="Text_20_body">
      <style:text-properties officeooo:rsid="0090ff6b" officeooo:paragraph-rsid="0090ff6b"/>
    </style:style>
    <style:style style:name="P51" style:family="paragraph" style:parent-style-name="Text_20_body">
      <style:text-properties officeooo:rsid="00942976" officeooo:paragraph-rsid="0094f290"/>
    </style:style>
    <style:style style:name="P52" style:family="paragraph" style:parent-style-name="Text_20_body">
      <style:text-properties officeooo:rsid="009e59f4" officeooo:paragraph-rsid="009e59f4"/>
    </style:style>
    <style:style style:name="P53" style:family="paragraph" style:parent-style-name="Text_20_body">
      <style:paragraph-properties fo:text-align="start" style:justify-single-word="false"/>
      <style:text-properties officeooo:rsid="00a2a2b9" officeooo:paragraph-rsid="00a2a2b9"/>
    </style:style>
    <style:style style:name="P54" style:family="paragraph" style:parent-style-name="Heading_20_1" style:list-style-name="">
      <style:paragraph-properties fo:text-align="center" style:justify-single-word="false"/>
      <style:text-properties officeooo:rsid="001b26de" officeooo:paragraph-rsid="001b26de"/>
    </style:style>
    <style:style style:name="P55" style:family="paragraph" style:parent-style-name="Heading_20_1" style:list-style-name="">
      <style:paragraph-properties fo:text-align="center" style:justify-single-word="false"/>
      <style:text-properties fo:font-style="normal" fo:font-weight="bold" style:font-style-asian="normal" style:font-weight-asian="bold" style:font-style-complex="normal" style:font-weight-complex="bold"/>
    </style:style>
    <style:style style:name="P56" style:family="paragraph" style:parent-style-name="Heading_20_1" style:list-style-name="">
      <style:paragraph-properties fo:text-align="center" style:justify-single-word="false"/>
    </style:style>
    <style:style style:name="P57" style:family="paragraph" style:parent-style-name="Heading_20_1">
      <style:paragraph-properties fo:text-align="center" style:justify-single-word="false" fo:break-before="page"/>
      <style:text-properties officeooo:rsid="001b26de" officeooo:paragraph-rsid="001b26de"/>
    </style:style>
    <style:style style:name="P58" style:family="paragraph" style:parent-style-name="Heading_20_1">
      <style:paragraph-properties fo:text-align="center" style:justify-single-word="false" fo:break-before="page"/>
      <style:text-properties fo:font-style="normal" fo:font-weight="bold" style:font-style-asian="normal" style:font-weight-asian="bold" style:font-style-complex="normal" style:font-weight-complex="bold"/>
    </style:style>
    <style:style style:name="P59" style:family="paragraph" style:parent-style-name="Heading_20_1">
      <style:paragraph-properties fo:text-align="center" style:justify-single-word="false" fo:break-before="page"/>
    </style:style>
    <style:style style:name="P60" style:family="paragraph" style:parent-style-name="Heading_20_2">
      <style:text-properties fo:font-weight="bold" style:font-weight-asian="bold" style:font-weight-complex="bold"/>
    </style:style>
    <style:style style:name="P61" style:family="paragraph" style:parent-style-name="Text_20_body" style:list-style-name="L1">
      <style:paragraph-properties fo:text-align="start" style:justify-single-word="false"/>
      <style:text-properties officeooo:rsid="001b26de" officeooo:paragraph-rsid="001b26de"/>
    </style:style>
    <style:style style:name="P62" style:family="paragraph" style:parent-style-name="Text_20_body" style:list-style-name="L2">
      <style:text-properties officeooo:paragraph-rsid="004c6b29"/>
    </style:style>
    <style:style style:name="P63" style:family="paragraph" style:parent-style-name="Text_20_body" style:list-style-name="L2">
      <style:text-properties officeooo:rsid="004b2645" officeooo:paragraph-rsid="004c6b29"/>
    </style:style>
    <style:style style:name="P64" style:family="paragraph" style:parent-style-name="Text_20_body" style:list-style-name="L3">
      <style:text-properties officeooo:rsid="00513a31" officeooo:paragraph-rsid="00513a31"/>
    </style:style>
    <style:style style:name="P65" style:family="paragraph" style:parent-style-name="Text_20_body" style:list-style-name="L4">
      <style:paragraph-properties fo:text-align="start" style:justify-single-word="false"/>
      <style:text-properties officeooo:rsid="006cec84" officeooo:paragraph-rsid="006cec84"/>
    </style:style>
    <style:style style:name="P66" style:family="paragraph" style:parent-style-name="Text_20_body" style:list-style-name="L4">
      <style:paragraph-properties fo:text-align="start" style:justify-single-word="false"/>
      <style:text-properties officeooo:paragraph-rsid="006cec84"/>
    </style:style>
    <style:style style:name="P67" style:family="paragraph" style:parent-style-name="Text_20_body">
      <style:paragraph-properties fo:text-align="start" style:justify-single-word="false"/>
      <style:text-properties officeooo:paragraph-rsid="00a68163"/>
    </style:style>
    <style:style style:name="P68" style:family="paragraph" style:parent-style-name="Text_20_body" style:list-style-name="L1">
      <style:paragraph-properties fo:text-align="start" style:justify-single-word="false"/>
      <style:text-properties officeooo:paragraph-rsid="001b26de"/>
    </style:style>
    <style:style style:name="P69" style:family="paragraph" style:parent-style-name="Text_20_body" style:list-style-name="L1">
      <style:paragraph-properties fo:text-align="start" style:justify-single-word="false"/>
      <style:text-properties officeooo:paragraph-rsid="00ab40c9"/>
    </style:style>
    <style:style style:name="P70" style:family="paragraph" style:parent-style-name="Text_20_body">
      <style:paragraph-properties fo:text-align="start" style:justify-single-word="false"/>
      <style:text-properties officeooo:paragraph-rsid="00ab40c9"/>
    </style:style>
    <style:style style:name="P71" style:family="paragraph" style:parent-style-name="Text_20_body">
      <style:paragraph-properties fo:text-align="start" style:justify-single-word="false"/>
      <style:text-properties officeooo:paragraph-rsid="0023ed57"/>
    </style:style>
    <style:style style:name="P72" style:family="paragraph" style:parent-style-name="Text_20_body">
      <style:paragraph-properties fo:text-align="start" style:justify-single-word="false"/>
      <style:text-properties officeooo:paragraph-rsid="00b0c523"/>
    </style:style>
    <style:style style:name="P73" style:family="paragraph" style:parent-style-name="Text_20_body">
      <style:paragraph-properties fo:text-align="start" style:justify-single-word="false"/>
      <style:text-properties officeooo:paragraph-rsid="00b1d208"/>
    </style:style>
    <style:style style:name="P74" style:family="paragraph" style:parent-style-name="Text_20_body" style:list-style-name="L11">
      <style:paragraph-properties fo:text-align="start" style:justify-single-word="false"/>
      <style:text-properties officeooo:paragraph-rsid="00b38ae2"/>
    </style:style>
    <style:style style:name="P75" style:family="paragraph" style:parent-style-name="Text_20_body">
      <style:paragraph-properties fo:text-align="start" style:justify-single-word="false"/>
      <style:text-properties officeooo:paragraph-rsid="00b4815f"/>
    </style:style>
    <style:style style:name="P76" style:family="paragraph" style:parent-style-name="Text_20_body" style:list-style-name="L5">
      <style:text-properties fo:font-weight="normal" officeooo:rsid="00866975" officeooo:paragraph-rsid="00866975" style:font-weight-asian="normal" style:font-weight-complex="normal"/>
    </style:style>
    <style:style style:name="P77" style:family="paragraph" style:parent-style-name="Text_20_body" style:list-style-name="L6">
      <style:text-properties fo:font-weight="normal" officeooo:rsid="00866975" officeooo:paragraph-rsid="00866975" style:font-weight-asian="normal" style:font-weight-complex="normal"/>
    </style:style>
    <style:style style:name="P78" style:family="paragraph" style:parent-style-name="Text_20_body" style:list-style-name="L7">
      <style:text-properties fo:font-weight="normal" officeooo:rsid="008bd8b5" officeooo:paragraph-rsid="008bd8b5" style:font-weight-asian="normal" style:font-weight-complex="normal"/>
    </style:style>
    <style:style style:name="P79" style:family="paragraph" style:parent-style-name="Text_20_body" style:list-style-name="L8">
      <style:text-properties fo:font-weight="normal" officeooo:rsid="00902163" officeooo:paragraph-rsid="00902163" style:font-weight-asian="normal" style:font-weight-complex="normal"/>
    </style:style>
    <style:style style:name="P80" style:family="paragraph" style:parent-style-name="Text_20_body" style:list-style-name="L9">
      <style:text-properties fo:font-weight="normal" officeooo:rsid="0094f290" officeooo:paragraph-rsid="0094f290" style:font-weight-asian="normal" style:font-weight-complex="normal"/>
    </style:style>
    <style:style style:name="P81" style:family="paragraph" style:parent-style-name="Text_20_body" style:list-style-name="L7">
      <style:text-properties officeooo:rsid="008bd8b5" officeooo:paragraph-rsid="008bd8b5"/>
    </style:style>
    <style:style style:name="P82" style:family="paragraph" style:parent-style-name="Text_20_body" style:list-style-name="L1">
      <style:paragraph-properties fo:text-align="start" style:justify-single-word="false"/>
      <style:text-properties officeooo:rsid="00aa377d" officeooo:paragraph-rsid="00aa377d"/>
    </style:style>
    <style:style style:name="P83" style:family="paragraph" style:parent-style-name="Text_20_body">
      <style:paragraph-properties fo:text-align="start" style:justify-single-word="false"/>
      <style:text-properties officeooo:rsid="00ab850d" officeooo:paragraph-rsid="00ab850d"/>
    </style:style>
    <style:style style:name="P84" style:family="paragraph" style:parent-style-name="Text_20_body">
      <style:paragraph-properties fo:text-align="start" style:justify-single-word="false"/>
      <style:text-properties fo:font-style="normal" fo:font-weight="bold" officeooo:rsid="00b0c523" officeooo:paragraph-rsid="00b0c523" style:font-style-asian="normal" style:font-weight-asian="bold" style:font-style-complex="normal" style:font-weight-complex="bold"/>
    </style:style>
    <style:style style:name="P85" style:family="paragraph" style:parent-style-name="Text_20_body">
      <style:paragraph-properties fo:text-align="start" style:justify-single-word="false"/>
      <style:text-properties officeooo:rsid="00b14a63" officeooo:paragraph-rsid="00b14a63"/>
    </style:style>
    <style:style style:name="P86" style:family="paragraph" style:parent-style-name="Text_20_body">
      <style:paragraph-properties fo:text-align="start" style:justify-single-word="false"/>
      <style:text-properties officeooo:rsid="00b38ae2" officeooo:paragraph-rsid="00b38ae2"/>
    </style:style>
    <style:style style:name="T1" style:family="text">
      <style:text-properties officeooo:rsid="002055bf"/>
    </style:style>
    <style:style style:name="T2" style:family="text">
      <style:text-properties officeooo:rsid="0020c190"/>
    </style:style>
    <style:style style:name="T3" style:family="text">
      <style:text-properties fo:font-weight="bold" style:font-weight-asian="bold" style:font-weight-complex="bold"/>
    </style:style>
    <style:style style:name="T4" style:family="text">
      <style:text-properties fo:font-weight="bold" officeooo:rsid="007c63c8" style:font-weight-asian="bold" style:font-weight-complex="bold"/>
    </style:style>
    <style:style style:name="T5" style:family="text">
      <style:text-properties fo:font-weight="bold" officeooo:rsid="00960a4b" style:font-weight-asian="bold" style:font-weight-complex="bold"/>
    </style:style>
    <style:style style:name="T6" style:family="text">
      <style:text-properties fo:font-weight="bold" officeooo:rsid="00961166" style:font-weight-asian="bold" style:font-weight-complex="bold"/>
    </style:style>
    <style:style style:name="T7" style:family="text">
      <style:text-properties fo:font-weight="bold" officeooo:rsid="0097ba33" style:font-weight-asian="bold" style:font-weight-complex="bold"/>
    </style:style>
    <style:style style:name="T8" style:family="text">
      <style:text-properties fo:font-weight="bold" officeooo:rsid="009e59f4" style:font-weight-asian="bold" style:font-weight-complex="bold"/>
    </style:style>
    <style:style style:name="T9" style:family="text">
      <style:text-properties fo:font-weight="bold" officeooo:rsid="00a68163"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11c07" style:font-weight-asian="normal" style:font-weight-complex="normal"/>
    </style:style>
    <style:style style:name="T12" style:family="text">
      <style:text-properties fo:font-weight="normal" officeooo:rsid="0034298f" style:font-weight-asian="normal" style:font-weight-complex="normal"/>
    </style:style>
    <style:style style:name="T13" style:family="text">
      <style:text-properties fo:font-weight="normal" officeooo:rsid="003528f6" style:font-weight-asian="normal" style:font-weight-complex="normal"/>
    </style:style>
    <style:style style:name="T14" style:family="text">
      <style:text-properties fo:font-weight="normal" officeooo:rsid="009208d8" style:font-weight-asian="normal" style:font-weight-complex="normal"/>
    </style:style>
    <style:style style:name="T15" style:family="text">
      <style:text-properties fo:font-weight="normal" officeooo:rsid="00a72aac" style:font-weight-asian="normal" style:font-weight-complex="normal"/>
    </style:style>
    <style:style style:name="T16" style:family="text">
      <style:text-properties fo:font-weight="normal" officeooo:rsid="00ab40c9"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52dae" style:font-style-asian="italic" style:font-weight-asian="normal" style:font-style-complex="italic" style:font-weight-complex="normal"/>
    </style:style>
    <style:style style:name="T19" style:family="text">
      <style:text-properties fo:font-style="italic" fo:font-weight="normal" officeooo:rsid="0023ed57" style:font-style-asian="italic" style:font-weight-asian="normal" style:font-style-complex="italic" style:font-weight-complex="normal"/>
    </style:style>
    <style:style style:name="T20" style:family="text">
      <style:text-properties officeooo:rsid="00252dae"/>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3ed57" style:font-style-asian="normal" style:font-weight-asian="normal" style:font-style-complex="normal" style:font-weight-complex="normal"/>
    </style:style>
    <style:style style:name="T23" style:family="text">
      <style:text-properties fo:font-style="normal" fo:font-weight="normal" officeooo:rsid="00b0c523" style:font-style-asian="normal" style:font-weight-asian="normal" style:font-style-complex="normal" style:font-weight-complex="normal"/>
    </style:style>
    <style:style style:name="T24" style:family="text">
      <style:text-properties fo:font-style="normal" fo:font-weight="normal" officeooo:rsid="00b14a63" style:font-style-asian="normal" style:font-weight-asian="normal" style:font-style-complex="normal" style:font-weight-complex="normal"/>
    </style:style>
    <style:style style:name="T25" style:family="text">
      <style:text-properties fo:font-style="normal" fo:font-weight="normal" officeooo:rsid="00b38ae2" style:font-style-asian="normal" style:font-weight-asian="normal" style:font-style-complex="normal" style:font-weight-complex="normal"/>
    </style:style>
    <style:style style:name="T26" style:family="text">
      <style:text-properties fo:font-style="normal" fo:font-weight="normal" officeooo:rsid="00b4815f"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b0c523" style:font-style-asian="normal" style:font-weight-asian="bold" style:font-style-complex="normal" style:font-weight-complex="bold"/>
    </style:style>
    <style:style style:name="T29" style:family="text">
      <style:text-properties fo:font-style="normal" fo:font-weight="bold" officeooo:rsid="00b14a63" style:font-style-asian="normal" style:font-weight-asian="bold" style:font-style-complex="normal" style:font-weight-complex="bold"/>
    </style:style>
    <style:style style:name="T30" style:family="text">
      <style:text-properties fo:font-style="normal" fo:font-weight="bold" officeooo:rsid="00b38ae2" style:font-style-asian="normal" style:font-weight-asian="bold" style:font-style-complex="normal" style:font-weight-complex="bold"/>
    </style:style>
    <style:style style:name="T31" style:family="text">
      <style:text-properties fo:font-style="normal" fo:font-weight="bold" officeooo:rsid="00b4815f" style:font-style-asian="normal" style:font-weight-asian="bold" style:font-style-complex="normal" style:font-weight-complex="bold"/>
    </style:style>
    <style:style style:name="T32" style:family="text">
      <style:text-properties officeooo:rsid="00286118"/>
    </style:style>
    <style:style style:name="T33" style:family="text">
      <style:text-properties officeooo:rsid="002b9942"/>
    </style:style>
    <style:style style:name="T34" style:family="text">
      <style:text-properties officeooo:rsid="002cd9f9"/>
    </style:style>
    <style:style style:name="T35" style:family="text">
      <style:text-properties officeooo:rsid="00311c07"/>
    </style:style>
    <style:style style:name="T36" style:family="text">
      <style:text-properties officeooo:rsid="003528f6"/>
    </style:style>
    <style:style style:name="T37" style:family="text">
      <style:text-properties officeooo:rsid="004b2645"/>
    </style:style>
    <style:style style:name="T38" style:family="text">
      <style:text-properties officeooo:rsid="00526e95"/>
    </style:style>
    <style:style style:name="T39" style:family="text">
      <style:text-properties officeooo:rsid="0069c03d"/>
    </style:style>
    <style:style style:name="T40" style:family="text">
      <style:text-properties officeooo:rsid="006cec84"/>
    </style:style>
    <style:style style:name="T41" style:family="text">
      <style:text-properties officeooo:rsid="006daebb"/>
    </style:style>
    <style:style style:name="T42" style:family="text">
      <style:text-properties officeooo:rsid="006dfd59"/>
    </style:style>
    <style:style style:name="T43" style:family="text">
      <style:text-properties officeooo:rsid="006e1b63"/>
    </style:style>
    <style:style style:name="T44" style:family="text">
      <style:text-properties officeooo:rsid="006f7f74"/>
    </style:style>
    <style:style style:name="T45" style:family="text">
      <style:text-properties officeooo:rsid="00709e25"/>
    </style:style>
    <style:style style:name="T46" style:family="text">
      <style:text-properties officeooo:rsid="00721318"/>
    </style:style>
    <style:style style:name="T47" style:family="text">
      <style:text-properties officeooo:rsid="00737a51"/>
    </style:style>
    <style:style style:name="T48" style:family="text">
      <style:text-properties officeooo:rsid="0073822f"/>
    </style:style>
    <style:style style:name="T49" style:family="text">
      <style:text-properties officeooo:rsid="0074341a"/>
    </style:style>
    <style:style style:name="T50" style:family="text">
      <style:text-properties officeooo:rsid="007b75a7"/>
    </style:style>
    <style:style style:name="T51" style:family="text">
      <style:text-properties officeooo:rsid="007c63c8"/>
    </style:style>
    <style:style style:name="T52" style:family="text">
      <style:text-properties officeooo:rsid="0082ffcb"/>
    </style:style>
    <style:style style:name="T53" style:family="text">
      <style:text-properties officeooo:rsid="0084a28a"/>
    </style:style>
    <style:style style:name="T54" style:family="text">
      <style:text-properties officeooo:rsid="009208d8"/>
    </style:style>
    <style:style style:name="T55" style:family="text">
      <style:text-properties officeooo:rsid="00960a4b"/>
    </style:style>
    <style:style style:name="T56" style:family="text">
      <style:text-properties officeooo:rsid="00961166"/>
    </style:style>
    <style:style style:name="T57" style:family="text">
      <style:text-properties officeooo:rsid="009835b7"/>
    </style:style>
    <style:style style:name="T58" style:family="text">
      <style:text-properties officeooo:rsid="009cf79d"/>
    </style:style>
    <style:style style:name="T59" style:family="text">
      <style:text-properties officeooo:rsid="009e59f4"/>
    </style:style>
    <style:style style:name="T60" style:family="text">
      <style:text-properties officeooo:rsid="00a68163"/>
    </style:style>
    <style:style style:name="T61" style:family="text">
      <style:text-properties officeooo:rsid="00aa377d"/>
    </style:style>
    <style:style style:name="T62" style:family="text">
      <style:text-properties officeooo:rsid="001b26de"/>
    </style:style>
    <style:style style:name="T63" style:family="text">
      <style:text-properties officeooo:rsid="00ab40c9"/>
    </style:style>
    <style:style style:name="T64" style:family="text">
      <style:text-properties officeooo:rsid="00ac1206"/>
    </style:style>
    <style:style style:name="T65" style:family="text">
      <style:text-properties officeooo:rsid="0023ed57"/>
    </style:style>
    <style:style style:name="T66" style:family="text">
      <style:text-properties officeooo:rsid="00b14a63"/>
    </style:style>
    <style:style style:name="T67" style:family="text">
      <style:text-properties officeooo:rsid="00b481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ing Clojure </text:p>
      <text:h text:style-name="P54" text:outline-level="1"/>
      <text:h text:style-name="P57" text:outline-level="1">Intro</text:h>
      <text:p text:style-name="P3">Clojure is a dynamic general purpose programming language build on the top of the JVM </text:p>
      <text:list xml:id="list762850400" text:style-name="L1">
        <text:list-item>
          <text:p text:style-name="P61">Lisp reloaded</text:p>
        </text:list-item>
        <text:list-item>
          <text:p text:style-name="P68"><text:span text:style-name="T62">functional language - </text:span><text:span text:style-name="T61">separate calculation from state/identity</text:span></text:p>
        </text:list-item>
        <text:list-item>
          <text:p text:style-name="P68"><text:span text:style-name="T62">simplifies concurrent programming </text:span><text:span text:style-name="T64">(Software transactional memory STM) </text:span></text:p>
        </text:list-item>
        <text:list-item>
          <text:p text:style-name="P61">embraces Java</text:p>
        </text:list-item>
        <text:list-item>
          <text:p text:style-name="P61">interactive environment REPL where you can get feedback</text:p>
        </text:list-item>
        <text:list-item>
          <text:p text:style-name="P82">macro system </text:p>
        </text:list-item>
        <text:list-item>
          <text:p text:style-name="P69"><text:span text:style-name="T63">polymorphism with Protocols is simple </text:span></text:p>
        </text:list-item>
      </text:list>
      <text:p text:style-name="P67"><text:span text:style-name="T60">Key concept: </text:span><text:span text:style-name="T9">simplicity. </text:span><text:span text:style-name="T15">Think is simple if it is no compound</text:span></text:p>
      <text:p text:style-name="P70"><text:span text:style-name="T15">C</text:span><text:span text:style-name="T16">lojure program less variables less state less branches due to the higher-order functions.</text:span></text:p>
      <text:p text:style-name="P83"><text:span text:style-name="T16">D</text:span><text:span text:style-name="T10">ata structures are immutable</text:span></text:p>
      <text:p text:style-name="P1">Sample code <text:a xlink:type="simple" xlink:href="https://github.com/stuarthalloway/programming-clojure" text:style-name="Internet_20_link" text:visited-style-name="Visited_20_Internet_20_Link">https://github.com/stuarthalloway/programming-clojure</text:a></text:p>
      <text:p text:style-name="P6">RELP</text:p>
      <text:p text:style-name="P2">If you have a block of code that is too large to conveniently type at the REPL,</text:p>
      <text:p text:style-name="P2">save <text:span text:style-name="T1">t</text:span>he code into a file, and then load that file from the REPL.</text:p>
      <text:p text:style-name="P2">user=&gt; (load-file "temp.clj")</text:p>
      <text:p text:style-name="P2"/>
      <text:p text:style-name="P2">special variables</text:p>
      <text:p text:style-name="P2">- *<text:span text:style-name="T2">1 <text:line-break/>- *e</text:span></text:p>
      <text:p text:style-name="P14">finding documentation</text:p>
      <text:p text:style-name="P11"><text:span text:style-name="T10">(doc </text:span><text:span text:style-name="T17">name)</text:span></text:p>
      <text:p text:style-name="P30">(find-doc "reduce")</text:p>
      <text:p text:style-name="P30"/>
      <text:p text:style-name="P71"><text:span text:style-name="T19">. You can view the source of a Clojure function using the repl library.<text:line-break/></text:span><text:span text:style-name="T22">(use '</text:span><text:bookmark-start text:name="__DdeLink__600_2138354635"/><text:span text:style-name="T22">clojure.repl</text:span><text:bookmark-end text:name="__DdeLink__600_2138354635"/><text:span text:style-name="T22">)<text:line-break/>(source</text:span><text:span text:style-name="T19"> </text:span><text:span text:style-name="T18">name</text:span><text:span text:style-name="T19">)</text:span></text:p>
      <text:p text:style-name="P84"><text:span text:style-name="T65">E</text:span>xploring Clojure Libs <text:span text:style-name="T66">in REPL</text:span></text:p>
      <text:p text:style-name="P72"><text:span text:style-name="T23">Code is packed in namespace = Java package</text:span></text:p>
      <text:p text:style-name="P72"><text:soft-page-break/><text:span text:style-name="T23">To load use (</text:span><text:span text:style-name="T28">require</text:span><text:span text:style-name="T23"> ‘xxx)<text:line-break/>Example<text:line-break/><text:tab/>(require 'clojure.java.io)<text:line-break/><text:tab/>→ looks into claspath for clojure/java/io.clj </text:span></text:p>
      <text:p text:style-name="P72"><text:span text:style-name="T23"><text:line-break/> Note ‘ → quoting</text:span></text:p>
      <text:p text:style-name="P85"><text:span text:style-name="T23">T</text:span><text:span text:style-name="T21">o call function from lib with require you must use full qualified name. namespace/function-name</text:span></text:p>
      <text:p text:style-name="P73"><text:span text:style-name="T24">You can create mappings for names in your current namespace using (</text:span><text:span text:style-name="T29">refer </text:span><text:span text:style-name="T23">‘xxx)</text:span></text:p>
      <text:p text:style-name="P73"><text:span text:style-name="T29"><text:line-break/></text:span><text:span text:style-name="T24">To do both in one step (</text:span><text:span text:style-name="T29">use</text:span><text:span text:style-name="T24"> ‘xxx)</text:span></text:p>
      <text:p text:style-name="P86"><text:span text:style-name="T24">F</text:span><text:span text:style-name="T21">ind documentation</text:span></text:p>
      <text:list xml:id="list574663528" text:style-name="L11">
        <text:list-item>
          <text:p text:style-name="P74"><text:span text:style-name="T25">(</text:span><text:span text:style-name="T30">doc</text:span><text:span text:style-name="T25"> name)</text:span></text:p>
        </text:list-item>
        <text:list-item>
          <text:p text:style-name="P74"><text:span text:style-name="T25">(</text:span><text:span text:style-name="T30">find-doc</text:span><text:span text:style-name="T25"> name)</text:span></text:p>
        </text:list-item>
      </text:list>
      <text:p text:style-name="P75"><text:span text:style-name="T25">V</text:span><text:span text:style-name="T26">iew the source/implementation : (</text:span><text:span text:style-name="T31">source </text:span><text:span text:style-name="T26">name) </text:span></text:p>
      <text:p text:style-name="P75"><text:span text:style-name="T26"/></text:p>
      <text:h text:style-name="P55" text:outline-level="1"/>
      <text:h text:style-name="P58" text:outline-level="1"><text:span text:style-name="T20">E</text:span>xploring Clojure</text:h>
      <text:h text:style-name="Heading_20_2" text:outline-level="2">Forms</text:h>
      <text:p text:style-name="P12"><text:span text:style-name="T32">Clojure is homoiconic </text:span><text:span text:style-name="T33">(</text:span>language treats <text:a xlink:type="simple" xlink:href="https://en.wikipedia.org/wiki/Code_as_data" text:style-name="Internet_20_link" text:visited-style-name="Visited_20_Internet_20_Link">code as data</text:a><text:span text:style-name="T33">),</text:span></text:p>
      <text:p text:style-name="P12"><text:span text:style-name="T34">R</text:span>eader reads the text of the program in chunks called <text:span text:style-name="T3">forms </text:span><text:span text:style-name="T10">and translates them into Clojure data structures. Clojure then compiles and executes the data structures.</text:span></text:p>
      <text:p text:style-name="P15">Numeric literals are forms.</text:p>
      <text:p text:style-name="P12"><text:span text:style-name="T10">A vector of numbers is another kind of form. </text:span><text:span text:style-name="T11">[1, 2, 3]</text:span></text:p>
      <text:p text:style-name="P16">A list is also a kind of form. A list is “just data,” but it is also used to call functions.</text:p>
      <text:p text:style-name="P17">Strings are another kind of reader form. Clojure strings are Java strings.</text:p>
      <text:p text:style-name="P17">Use (apply str …) to build a string from a sequence of characters.<text:line-break/>(apply str (interleave "Attack at midnight" "The purple elephant chortled"))</text:p>
      <text:p text:style-name="P17">-&gt; "ATthtea cpku raptl em iedlneipghhatn"</text:p>
      <text:p text:style-name="P16">Clojure characters are Java characters. Their literal syntax is \{letter} , where letter can be a letter or the name of a character: backspace , formfeed , newline , return , space , or tab :<text:line-break/>(str \h \e \y \space \y \o \u)<text:line-break/>-&gt; "hey you"</text:p>
      <text:h text:style-name="P60" text:outline-level="2"><text:span text:style-name="T35">S</text:span>ymbols</text:h>
      <text:p text:style-name="Text_20_body"><text:span text:style-name="T10">Forms such as + , concat , and java.lang.String are called symbols and are used to name thing</text:span><text:span text:style-name="T12">s </text:span><text:span text:style-name="T13">(functions, operators, java classes, namespaces, data structures and references)</text:span></text:p>
      <text:p text:style-name="P19">A keyword is like a symbol, except that keywords begin with a colon ( : ). Keywords resolve to themselves <text:line-break/>:foo<text:line-break/>-&gt; :foo</text:p>
      <text:p text:style-name="P19"/>
      <text:p text:style-name="P19">Keywords are also functions. They take a map argument and look themselves up in the map.<text:line-break/>(:Clojure inventors)<text:line-break/>-&gt; "Hickey"</text:p>
      <text:h text:style-name="Heading_20_2" text:outline-level="2"><text:span text:style-name="T36">M</text:span>aps</text:h>
      <text:p text:style-name="Text_20_body">Maps are functions. If you pass a key to a map, it will return that key’s value, or it will return nil if the key is not found.</text:p>
      <text:p text:style-name="P18"><text:soft-page-break/>(inventors "Lisp")<text:line-break/>-&gt; "McCarthy"</text:p>
      <text:p text:style-name="P20">for default value<text:line-break/>(get the-map key not-found-val?)</text:p>
      <text:p text:style-name="P20">Because Clojure data structures are immutable and implement hashCode correctly, any Clojure data structure can be a key in a map.</text:p>
      <text:p text:style-name="P20"/>
      <text:p text:style-name="P20">If several maps have keys in common, you can document (and enforce) this fact by creating a record with defrecord : (defrecord name [arguments])<text:line-break/>(defrecord Book [title author])<text:line-break/>(-&gt;Book "title" "author")<text:line-break/>Once you instantiate a Book , it behaves almost like any other map:<text:line-break/>(def b (-&gt;Book "Anathem" "Neal Stephenson"))<text:line-break/>(:title b)<text:line-break/>-&gt; "Anathem"</text:p>
      <text:h text:style-name="Heading_20_3" text:outline-level="3"><text:span text:style-name="T37">Reader </text:span>Macros</text:h>
      <text:p text:style-name="P31">Diff than macros.<text:line-break/>Clojure forms are read by the reader, which converts text into Clojure data structures. In addition to the basic forms, the Clojure reader also recognizes a set of reader macros. Reader macros are special reader behaviors triggered by prefix macro characters</text:p>
      <text:list xml:id="list3811563239" text:style-name="L2">
        <text:list-item>
          <text:p text:style-name="P63">Anonymous function #(.toUpperCase %)</text:p>
        </text:list-item>
        <text:list-item>
          <text:p text:style-name="P63">Comment ; single-line comment</text:p>
        </text:list-item>
        <text:list-item>
          <text:p text:style-name="P63">Deref @form =&gt; (deref form)</text:p>
        </text:list-item>
        <text:list-item>
          <text:p text:style-name="P63">Metadata ^metadata form</text:p>
        </text:list-item>
        <text:list-item>
          <text:p text:style-name="P63">Quote 'form =&gt; (quote form)</text:p>
        </text:list-item>
        <text:list-item>
          <text:p text:style-name="P62">Regex pattern #"foo" =&gt; a</text:p>
        </text:list-item>
        <text:list-item>
          <text:p text:style-name="P62">Syntax-quote `x</text:p>
        </text:list-item>
        <text:list-item>
          <text:p text:style-name="P62">Unquote ~</text:p>
        </text:list-item>
        <text:list-item>
          <text:p text:style-name="P62">Unquote-splicing ~@</text:p>
        </text:list-item>
        <text:list-item>
          <text:p text:style-name="P62">Var-quote #'x =&gt; (var x)</text:p>
        </text:list-item>
      </text:list>
      <text:h text:style-name="Heading_20_2" text:outline-level="2">Vars</text:h>
      <text:p text:style-name="Text_20_body">When you define an object with def or defn , that object is stored in a Clojure var</text:p>
      <text:p text:style-name="Text_20_body">reader macro #' , which also returns the var for a</text:p>
      <text:p text:style-name="Text_20_body"><text:soft-page-break/>symbol:<text:line-break/>#'foo</text:p>
      <text:list xml:id="list806582709" text:style-name="L3">
        <text:list-item>
          <text:p text:style-name="P64">can be aliased into more than one namespace</text:p>
        </text:list-item>
        <text:list-item>
          <text:p text:style-name="P64">can have metadata (documentation, type hints, unit tests)</text:p>
        </text:list-item>
        <text:list-item>
          <text:p text:style-name="P64">dynamically rebound on a per-thread basic</text:p>
        </text:list-item>
      </text:list>
      <text:h text:style-name="Heading_20_2" text:outline-level="2"><text:span text:style-name="T3">Destructing</text:span> </text:h>
      <text:p text:style-name="P32">In many programming languages, you bind a variable to an entire collection. In many programming languages, you bind a variable to an entire collection. you can nest a vector or a map in the binding to reach into a collection and bind only the part you want. →<text:span text:style-name="T38"> ON Method param you define what you want. <text:line-break/>Here use :first-name from map put its value in fname <text:line-break/>(defn greet-author-2 [{fname :first-name}] </text:span>(println "Hello," fname))<text:line-break/>(greet-author-2 {:last-name "Vinge" :first-name "Vernor"}</text:p>
      <text:p text:style-name="P32"/>
      <text:p text:style-name="P33">Same in the let <text:line-break/>(let [[x y] [1 2 3]]<text:line-break/>[x y])<text:line-break/><text:line-break/>Sometimes you want to skip elements at the start of a collection. Here’s how you could bind only the z coordinate:</text:p>
      <text:p text:style-name="P33">(let [[_ _ z] [1 2 3]] <text:line-break/>z)</text:p>
      <text:p text:style-name="P33">The underscore ( _ ) is a legal symbol and is used idiomatically to indicate “I don’t care about this binding.”</text:p>
      <text:p text:style-name="P33"/>
      <text:p text:style-name="P33">It is also possible to simultaneously bind both a collection and elements within the collection. Inside a destructuring expression, an :as clause gives you a binding for the entire enclosing structure. For example, you could capture the x and y coordinates individually, plus the entire collection as coords , in order to report the total number of dimensions:</text:p>
      <text:p text:style-name="P33">(let [[x y :as coords] [1 2 3 4 5 6]]<text:line-break/>(str "x: " x ", y: " y ", total dimensions " (count coords)))<text:line-break/>-&gt; "x: 1, y: 2, total dimensions 6"</text:p>
      <text:h text:style-name="Heading_20_2" text:outline-level="2">Metadata</text:h>
      <text:p text:style-name="Text_20_body">metadata is “data about data.” That is true but not usably specific. </text:p>
      <text:p text:style-name="Text_20_body"><text:soft-page-break/>vars have a metadata map containing documentation, type information, and source information. For example, vars have a metadata map containing documentation, type information, and source information</text:p>
      <text:p text:style-name="Text_20_body">(meta #'str)</text:p>
      <text:p text:style-name="Text_20_body">-&gt; {:ns #&lt;Namespace clojure.core&gt;,<text:line-break/>:name str,<text:line-break/>:file "core.clj",<text:line-break/>:line 313,<text:line-break/>:arglists ([] [x] [x &amp; ys]),<text:line-break/>:tag java.lang.String,<text:line-break/>:doc "With no args, ... etc."}</text:p>
      <text:p text:style-name="Text_20_body">To add your own key/value pairs to a var, use the metadata reader macro:</text:p>
      <text:p text:style-name="Text_20_body">^metadata form</text:p>
      <text:p text:style-name="Text_20_body"/>
      <text:h text:style-name="P56" text:outline-level="1"/>
      <text:h text:style-name="P59" text:outline-level="1">Unifying Data with Sequences</text:h>
      <text:p text:style-name="P4">At the lowest level, programs work with structures such as strings, lists, vectors, maps, sets, and trees. <text:span text:style-name="T39">At a higher level they are: XML data (tree) , Database results (vectors), Directory hierarchies (trees) files (string/vector of lines) </text:span></text:p>
      <text:p text:style-name="P5">→<text:span text:style-name="T39"> In Clojure </text:span>a single abstraction: the sequence (or seq), Collections that can be viewed as seqs are called seq-able (pronounced “SEEK-a-bull”). <text:span text:style-name="T52">Strings are sequences of characters so they are also seq-able. </text:span><text:span text:style-name="T53">To convert a seq back to a string use (apply str seq)</text:span></text:p>
      <text:p text:style-name="P34">Every aggregate data structure can be viewed as a sequences. Core capabilities:</text:p>
      <text:list xml:id="list4184217976" text:style-name="L4">
        <text:list-item>
          <text:p text:style-name="P65">(first seq) → get first item</text:p>
        </text:list-item>
        <text:list-item>
          <text:p text:style-name="P65">(rest seq) → all after first</text:p>
        </text:list-item>
        <text:list-item>
          <text:p text:style-name="P65">(next seq) → all after first</text:p>
        </text:list-item>
        <text:list-item>
          <text:p text:style-name="P65">(cons elements seq) → add el on top (new list with added element on top)</text:p>
        </text:list-item>
        <text:list-item>
          <text:p text:style-name="P65">(conj coll element &amp; elements) → add one or more to a <text:span text:style-name="T41">end</text:span> collection</text:p>
        </text:list-item>
        <text:list-item>
          <text:p text:style-name="P65">(in<text:span text:style-name="T41">t</text:span>o to from) → add from to to collection</text:p>
        </text:list-item>
      </text:list>
      <text:p text:style-name="P34">Specific </text:p>
      <text:list xml:id="list133508258612696" text:continue-numbering="true" text:style-name="L4">
        <text:list-item>
          <text:p text:style-name="P66"><text:span text:style-name="T40">ž</text:span>(sorted-set &amp; elements)</text:p>
        </text:list-item>
        <text:list-item>
          <text:p text:style-name="P66">(sorted-<text:span text:style-name="T40">map</text:span> &amp; elements)</text:p>
        </text:list-item>
      </text:list>
      <text:h text:style-name="Heading_20_2" text:outline-level="2">Creating sequences</text:h>
      <text:p text:style-name="P35">(range start end step)<text:line-break/>(range end) → defaults start is 0 step is 1</text:p>
      <text:p text:style-name="P35">(repeat n x)</text:p>
      <text:p text:style-name="P35">(take n seq) – take first n elements from sequence </text:p>
      <text:p text:style-name="P35">(iterate f x) – starts with a value x and apply f (funtion) to each value to calculate next</text:p>
      <text:p text:style-name="P37">- <text:span text:style-name="T42">infinitive collection</text:span></text:p>
      <text:p text:style-name="P35">(cycle coll) – takes a coll and cycles (create again and again) infinitely</text:p>
      <text:p text:style-name="P35">(interleave &amp; colls) – takes multiple collections and produce new one that has values from each othre interleave until one is empty </text:p>
      <text:p text:style-name="P36">(interpose el coll) – applies el (as string) to each element <text:span text:style-name="T43">(excluding latest)<text:line-break/></text:span><text:span text:style-name="T44">good to create string from list. Ex: (apply str (interpose “,” ["apples" "bananas" "grapes"]))</text:span></text:p>
      <text:p text:style-name="P47">(join separator sequence) from clojure.string/join same as example above</text:p>
      <text:p text:style-name="P47">(list &amp; elements) – create list</text:p>
      <text:p text:style-name="P47"><text:soft-page-break/>(vector <text:s/>&amp;elements) – create vector</text:p>
      <text:p text:style-name="P47">(hash-set &amp; elements) – create hash set</text:p>
      <text:p text:style-name="P47">(hash-map key v ..) – crates hash map</text:p>
      <text:h text:style-name="Heading_20_2" text:outline-level="2">Filtering</text:h>
      <text:p text:style-name="P38">(filter predicate? coll)</text:p>
      <text:p text:style-name="P41"><text:span text:style-name="T45">(take-while </text:span><text:span text:style-name="T48">predicate</text:span><text:span text:style-name="T45"> Coll) – take all </text:span><text:span text:style-name="T46">from beginning</text:span><text:span text:style-name="T45"> while predicate returns true (first false we exit)</text:span></text:p>
      <text:p text:style-name="P41"><text:span text:style-name="T46">(drop-while </text:span><text:span text:style-name="T48">predicate </text:span><text:span text:style-name="T46">coll) – drop from beginning while predicate is true </text:span><text:span text:style-name="T47">then return rest</text:span></text:p>
      <text:p text:style-name="P39">(split index coll) – create two list at index</text:p>
      <text:p text:style-name="P39">(split-with predicate Coll) <text:s/>create two list take a predicate (at first false do split)</text:p>
      <text:p text:style-name="P40">(every? <text:span text:style-name="T48">predicate </text:span>coll) → are all in collection matches collections</text:p>
      <text:p text:style-name="P40">(some? <text:span text:style-name="T48">predicate </text:span>coll) → is one in collection that matches predicate </text:p>
      <text:p text:style-name="P42">(not-every? <text:span text:style-name="T48">predicate </text:span><text:span text:style-name="T49">coll) </text:span></text:p>
      <text:p text:style-name="P42">(not-any <text:span text:style-name="T48">predicate </text:span><text:span text:style-name="T49">coll) </text:span></text:p>
      <text:h text:style-name="Heading_20_2" text:outline-level="2">Transforming sequences</text:h>
      <text:p text:style-name="P43">(map f coll) </text:p>
      <text:p text:style-name="P44">(reduce f coll) f function of two arguments → apples f on two elements returns one. <text:span text:style-name="T50">Used to total up seq in some way</text:span></text:p>
      <text:p text:style-name="P48">(sort <text:s/>coll) → natural order<text:line-break/>(sort comp? Coll) → comparison function<text:line-break/>(sort-by comp? Coll) → use comparator function</text:p>
      <text:p text:style-name="P45"><text:span text:style-name="T51">(for [binding-form coll-expr filter-expr? ...] expr) – comprehension takes a vector (binding-form / coll-expr s) plus an optional filter exprsions and then yields a sequence of expres<text:line-break/></text:span><text:span text:style-name="T4">List comprehension </text:span><text:span text:style-name="T51">is more general than functions such as map and filter and </text:span>can in fact emulate most of the filtering and transformation functions described earlier</text:p>
      <text:p text:style-name="P45"><text:span text:style-name="T51">Example: </text:span>(for [word ["the" "quick" "brown" "fox"]] (format "&lt;p&gt;%s&lt;/p&gt;" word))</text:p>
      <text:p text:style-name="P46">TODO <text:span text:style-name="T4">List comprehension </text:span></text:p>
      <text:h text:style-name="Heading_20_2" text:outline-level="2"><text:span text:style-name="T4">L</text:span><text:span text:style-name="T3">azy and Infinite Seq</text:span></text:h>
      <text:p text:style-name="P22">Most are lazy (elements are not calculated until they are needed.</text:p>
      <text:p text:style-name="P22">(doall collection) – forces to walk the elements and returns them</text:p>
      <text:p text:style-name="P22">(dorun collection) – same no keeping past elements in memory good for large data sets</text:p>
      <text:h text:style-name="P60" text:outline-level="2"><text:soft-page-break/><text:span text:style-name="T52">C</text:span>alling Structure-Specific Functions</text:h>
      <text:p text:style-name="P21">List</text:p>
      <text:list xml:id="list133991302" text:style-name="L5">
        <text:list-item>
          <text:p text:style-name="P76">(peek collection) get first </text:p>
        </text:list-item>
        <text:list-item>
          <text:p text:style-name="P76">(pop collection) remove first get rest</text:p>
        </text:list-item>
      </text:list>
      <text:p text:style-name="P21">Vectors</text:p>
      <text:list xml:id="list133509758757650" text:continue-numbering="true" text:style-name="L5">
        <text:list-item>
          <text:p text:style-name="P76">(peek collection) get first </text:p>
        </text:list-item>
        <text:list-item>
          <text:p text:style-name="P76">(pop collection) remove first get rest</text:p>
        </text:list-item>
        <text:list-item>
          <text:p text:style-name="P76">(get collection index) get value at the index</text:p>
        </text:list-item>
        <text:list-item>
          <text:p text:style-name="P76">(vector index) – vector is a function so passing index returns el. At that possition</text:p>
        </text:list-item>
        <text:list-item>
          <text:p text:style-name="P76">(assoc vector index value) – new vector with value at index</text:p>
        </text:list-item>
        <text:list-item>
          <text:p text:style-name="P76">(subvec collection start end?)</text:p>
        </text:list-item>
      </text:list>
      <text:p text:style-name="P21">Maps</text:p>
      <text:list xml:id="list3352852662" text:style-name="L6">
        <text:list-item>
          <text:p text:style-name="P77">(keys map)</text:p>
        </text:list-item>
        <text:list-item>
          <text:p text:style-name="P77">(vals map)</text:p>
        </text:list-item>
        <text:list-item>
          <text:p text:style-name="P77">(get map key value-if-not-found?)</text:p>
        </text:list-item>
        <text:list-item>
          <text:p text:style-name="P77">(map key) – maps are functions of their keys</text:p>
        </text:list-item>
        <text:list-item>
          <text:p text:style-name="P77">(:keyword map) – keywords are also functions </text:p>
        </text:list-item>
        <text:list-item>
          <text:p text:style-name="P77">(contains? Map key)</text:p>
        </text:list-item>
        <text:list-item>
          <text:p text:style-name="P77">(assoc)</text:p>
        </text:list-item>
        <text:list-item>
          <text:p text:style-name="P77">(dissoc) – returns a map with a key removed </text:p>
        </text:list-item>
        <text:list-item>
          <text:p text:style-name="P77">(select-keys)</text:p>
        </text:list-item>
        <text:list-item>
          <text:p text:style-name="P77">(merge)</text:p>
        </text:list-item>
      </text:list>
      <text:p text:style-name="P23">Sets</text:p>
      <text:list xml:id="list3346145241" text:style-name="L7">
        <text:list-item>
          <text:p text:style-name="P81"><text:span text:style-name="T10">(union </text:span><text:bookmark-start text:name="__DdeLink__441_125765816"/><text:span text:style-name="T10">set1 set2</text:span><text:bookmark-end text:name="__DdeLink__441_125765816"/><text:span text:style-name="T10">) – all</text:span></text:p>
        </text:list-item>
        <text:list-item>
          <text:p text:style-name="P78">(intersection set1 set2) – only common</text:p>
        </text:list-item>
        <text:list-item>
          <text:p text:style-name="P78">(difference set1 set2) – first minus second</text:p>
        </text:list-item>
        <text:list-item>
          <text:p text:style-name="P78">(select <text:s/>predicate set) <text:s/>-all matching predicate</text:p>
        </text:list-item>
      </text:list>
      <text:p text:style-name="P24">DB – in memory </text:p>
      <text:p text:style-name="P24"><text:soft-page-break/>set as table map as rows maps key are <text:s/>columns<text:line-break/><text:line-break/>(def nations #{{:nation "Germany" :language "German"}})</text:p>
      <text:list xml:id="list3492026715" text:style-name="L8">
        <text:list-item>
          <text:p text:style-name="P79">(rename relation rename-map) The rename function renames keys (database columns) (rename compositions {:name :title})</text:p>
        </text:list-item>
        <text:list-item>
          <text:p text:style-name="P79">(select pred relation) <text:s/>The select function returns maps for which a predicate is true same as WHERE portion of a SQL SELECT</text:p>
        </text:list-item>
        <text:list-item>
          <text:p text:style-name="P79">(project relation keys) Specifies a subset of columns. (project compositions [:name]) same as select in sql select</text:p>
        </text:list-item>
        <text:list-item>
          <text:p text:style-name="P79">(join relation-1 relation-2 keymap?) join sets based on shared keys (join compositions composers). (you can pass a keymap</text:p>
        </text:list-item>
        <text:list-item>
          <text:p text:style-name="P79">that maps the key names in relation-1 to their corresponding keys in relation-2 . (join composers nations {:country :nation}))</text:p>
        </text:list-item>
      </text:list>
      <text:p text:style-name="P24"/>
      <text:h text:style-name="P59" text:outline-level="1">Functional Programming</text:h>
      <text:p text:style-name="P26">You’ll find functional code easier to write because the relevant information is right in front of you, in a function’s argument list.</text:p>
      <text:p text:style-name="P26">Functional code improves reuse. To reuse code, you must be able to do the</text:p>
      <text:p text:style-name="P26">following:</text:p>
      <text:p text:style-name="P26">• Find and understand a piece of useful code.</text:p>
      <text:p text:style-name="P26">• Compose the reusable code with other code.</text:p>
      <text:h text:style-name="Heading_20_2" text:outline-level="2">Pure Function</text:h>
      <text:p text:style-name="P49">No side effects. Does not depend on anything but its arguments on the outside world through return value. Example when you println you change the outside world by pushing data into an output stream</text:p>
      <text:p text:style-name="P50">Pure function and immutable data go hand by hand<text:line-break/>(defn mystery [input]<text:line-break/><text:tab/>(if input data-1 data-2))<text:line-break/>regardless of what function does, data-1 and data-2 have to be immutable!</text:p>
      <text:p text:style-name="P50">When all data is immutable, “update” translates into “create a copy of the original data, plus my changes.” Clojure’s data structures do not take this naive “copy everything” approach. Instead, all Clojure data structures are <text:span text:style-name="T3">persistent </text:span><text:span text:style-name="T14">like java string</text:span></text:p>
      <text:p text:style-name="P51"><text:span text:style-name="T14">N</text:span><text:span text:style-name="T10">ote: Impure functions violate encapsulation, because they let the outside world reach in (invisibly!)</text:span></text:p>
      <text:p text:style-name="P29">and change the behavior of your code</text:p>
      <text:h text:style-name="P60" text:outline-level="2"><text:span text:style-name="T54">L</text:span>aziness and Recursion</text:h>
      <text:p text:style-name="P13">In Clojure, functions and expressions are not lazy. However, sequences are generally lazy. Lazy techniques imply pure functions. You never have to worry about when to call a pure function, since it always returns the same thing</text:p>
      <text:p text:style-name="P25">In addition to laziness, referentially transparent functions <text:span text:style-name="T54">(always returns same)</text:span>can also benefit from the following:</text:p>
      <text:p text:style-name="P25">• Memoization, automatic caching of results</text:p>
      <text:p text:style-name="P13">• Automatic parallelization, moving function evaluation to another processor or machine</text:p>
      <text:p text:style-name="P27">Rules </text:p>
      <text:list xml:id="list941261459" text:style-name="L9">
        <text:list-item>
          <text:p text:style-name="P80">avoid direct recursion (JVM can not optimize recursive calls)</text:p>
        </text:list-item>
        <text:list-item>
          <text:p text:style-name="P80">use recur when you are producing scalar values </text:p>
        </text:list-item>
        <text:list-item>
          <text:p text:style-name="P80">when producing large or variable sized seq be lazy (do not recur)</text:p>
        </text:list-item>
        <text:list-item>
          <text:p text:style-name="P80"><text:soft-page-break/>know the sequence lib you can often write code without recur or lazy AP </text:p>
        </text:list-item>
        <text:list-item>
          <text:p text:style-name="P80">subdivide problems into smaller pieces and you can find solution in the sequences lib that lead to more general reusable code</text:p>
        </text:list-item>
      </text:list>
      <text:p text:style-name="P7">Recursion todo find on net</text:p>
      <text:p text:style-name="P7">Lazy sequences</text:p>
      <text:p text:style-name="P28">(lazy-seq &amp; body) <text:span text:style-name="T3">TOEO investigate more</text:span></text:p>
      <text:p text:style-name="P28">(partition size step? Coll)<text:span text:style-name="T3"> </text:span><text:span text:style-name="T5">TODO</text:span></text:p>
      <text:p text:style-name="P28"><text:span text:style-name="T55">(comp f &amp; fs)</text:span><text:span text:style-name="T5"> </text:span><text:span text:style-name="T6">TODO</text:span></text:p>
      <text:p text:style-name="P28"><text:span text:style-name="T56">(partial f &amp; partial-args)</text:span><text:span text:style-name="T6"> </text:span><text:span text:style-name="T7">TODO </text:span><text:span text:style-name="T57">(Partial application is similar but not identical to currying.)</text:span></text:p>
      <text:p text:style-name="P28"/>
      <text:p text:style-name="P28"><text:span text:style-name="T58">B</text:span>y combining existing functions from the sequence library, you were able to create a solution that was both simpler and more general than the direct approach. And, you did not have to worry about lazi-</text:p>
      <text:p text:style-name="P28">ness or recursion at all. Instead, you worked at a higher level of abstraction and let Clojure deal with laziness and recursion for you.</text:p>
      <text:h text:style-name="Heading_20_2" text:outline-level="2">Currying and Partial Application</text:h>
      <text:p text:style-name="Text_20_body">When you curry a function, you get a new function that takes one argument and returns the original function with that one argument fixed.</text:p>
      <text:p text:style-name="Text_20_body">The absence of curry from Clojure is not a major problem, since partial is available and that is what people generally want out of curry anyway.</text:p>
      <text:p text:style-name="Text_20_body"/>
      <text:p text:style-name="P52">Recursion advanced</text:p>
      <text:p text:style-name="Text_20_body">(<text:span text:style-name="T10">trampoline</text:span> f &amp; partial-args) <text:span text:style-name="T8">TODO</text:span></text:p>
      <text:p text:style-name="P8"><text:span text:style-name="T59">T</text:span>ODO 108</text:p>
      <text:p text:style-name="P9">TODO read the hole chapter again</text:p>
      <text:p text:style-name="P10"/>
      <text:h text:style-name="P59" text:outline-level="1">State</text:h>
      <text:p text:style-name="P53">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00:12:30.431519441</meta:creation-date>
    <dc:date>2025-05-30T13:33:33.729886437</dc:date>
    <meta:editing-duration>PT15H45M49S</meta:editing-duration>
    <meta:editing-cycles>120</meta:editing-cycles>
    <meta:generator>LibreOffice/6.4.7.2$Linux_X86_64 LibreOffice_project/40$Build-2</meta:generator>
    <meta:document-statistic meta:table-count="0" meta:image-count="0" meta:object-count="0" meta:page-count="14" meta:paragraph-count="211" meta:word-count="2329" meta:character-count="13918" meta:non-whitespace-character-count="11791"/>
  </office:meta>
</office:document-meta>
</file>